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Patte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Rô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M COM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Commun du signal de contrôle de la char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 1 OUT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Signal analogique tout usag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A 2 OUT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Signal analogique tout us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232 RX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Réception de la communication RS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A IN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Entrée analogique tout us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 LO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Niveau bas de la communication 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 2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Utilisé pour activer le pôle négatif du contacteur princip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 4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Utilisé pour la précharge du contacteur princip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 6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Utilisé pour la précharge du contacteur MPP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 8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Alimentation de sortie tout us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V IN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Alimentation 12V du systè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A SUPPLY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Alimentation externe de 0-30V pour le signal du chargeu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WM 2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Modulation de largeur d'impulsion (PWM) pour le signal de charg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S232 TX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Transmission de la communication RS2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S232 GND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Commun de la communication RS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N HI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Niveau haut de la communication C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 1 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Utilisé pour activer le pôle négatif du contacteur princip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O 3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Utilisé pour activer le contacteur des MPP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O 5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Alimentation de sortie tout usag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O 7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Alimentation de sortie tout usa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2V IN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Alimentation 12V du systèm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Commun du systè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</number:number-style>
    <number:number-style style:name="N109">
      <number:text>-$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</number:number-style>
    <number:number-style style:name="N111">
      <number:text>-$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1:26:19.414000000</meta:creation-date>
    <dc:date>2017-06-30T11:26:58.220000000</dc:date>
    <meta:editing-duration>PT39S</meta:editing-duration>
    <meta:editing-cycles>1</meta:editing-cycles>
    <meta:document-statistic meta:table-count="1" meta:cell-count="92" meta:object-count="0"/>
    <meta:generator>LibreOffice/5.2.7.2$Windows_x86 LibreOffice_project/2b7f1e640c46ceb28adf43ee075a6e8b8439ed10</meta:generator>
  </office:meta>
</office:document-meta>
</file>